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1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.55cm" fo:min-width="5.5cm" fo:padding-top="0.13cm" fo:padding-bottom="0.13cm" fo:padding-left="0.255cm" fo:padding-right="0.255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14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.55cm" fo:min-width="8.5cm" fo:padding-top="0.13cm" fo:padding-bottom="0.13cm" fo:padding-left="0.255cm" fo:padding-right="0.255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marker-end="Arrow" draw:marker-end-width="0.4cm" draw:textarea-vertical-align="middle"/>
    </style:style>
    <style:style style:name="gr17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5cm" draw:marker-end="Arrow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color="#000000" draw:marker-start="" draw:marker-end="Arrow" draw:marker-end-width="0.4cm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1.4cm" svg:x="5.2cm" svg:y="16.2cm">
          <text:p text:style-name="P1">SpiNN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3.8cm" svg:y="16.2cm">
          <text:p text:style-name="P1">SpiNNStorageHandle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cm" svg:height="0.8cm" svg:x="11.6cm" svg:y="19.8cm">
          <text:p text:style-name="P2"><text:span text:style-name="T1">util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10.7cm" svg:y="13.2cm">
          <text:p text:style-name="P1">PACM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3.8cm" svg:y="13.2cm">
          <text:p text:style-name="P1">SpiNNM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18.8cm" svg:y="13.2cm">
          <text:p text:style-name="P1">DataSpec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5cm" svg:height="1.4cm" svg:x="11cm" svg:y="10.2cm">
          <text:p text:style-name="P1">SpiNNFrontEndComm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8cm" svg:y="7.2cm">
          <text:p text:style-name="P1">SpiNNakerGraphFrontE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7.4cm" svg:y="7.4cm">
          <text:p text:style-name="P1">sPyNNak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.4cm" svg:x="1.8cm" svg:y="4.2cm">
          <text:p text:style-name="P1">sPyNNakerExternalDevicesPlugi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cm" svg:height="1.4cm" svg:x="14.2cm" svg:y="3.8cm">
          <text:p text:style-name="P1">sPyNNakerExtraModelsPlug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cm" svg:height="1.4cm" svg:x="9.8cm" svg:y="1cm">
          <text:p text:style-name="P1">sPyNNakerNewModelTemplat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4cm" svg:x="1.5cm" svg:y="10.2cm">
          <text:p text:style-name="P1">spalloc_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2.6cm" svg:y="1.2cm">
          <text:p text:style-name="P1">PyNNExample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8cm" svg:y1="19.2cm" svg:x2="8.8cm" svg:y2="17.6cm">
          <text:p/>
        </draw:line>
        <draw:line draw:style-name="gr10" draw:text-style-name="P3" draw:layer="layout" svg:x1="14.2cm" svg:y1="19.2cm" svg:x2="16.2cm" svg:y2="17.6cm">
          <text:p/>
        </draw:line>
        <draw:line draw:style-name="gr10" draw:text-style-name="P3" draw:layer="layout" svg:x1="7.6cm" svg:y1="16.2cm" svg:x2="5.6cm" svg:y2="14.6cm">
          <text:p/>
        </draw:line>
        <draw:line draw:style-name="gr10" draw:text-style-name="P3" draw:layer="layout" svg:x1="7.8cm" svg:y1="16.2cm" svg:x2="12.6cm" svg:y2="14.6cm">
          <text:p/>
        </draw:line>
        <draw:line draw:style-name="gr10" draw:text-style-name="P3" draw:layer="layout" svg:x1="18cm" svg:y1="16.2cm" svg:x2="21.2cm" svg:y2="14.6cm">
          <text:p/>
        </draw:line>
        <draw:line draw:style-name="gr10" draw:text-style-name="P3" draw:layer="layout" svg:x1="7.8cm" svg:y1="16.2cm" svg:x2="20.4cm" svg:y2="14.6cm">
          <text:p/>
        </draw:line>
        <draw:line draw:style-name="gr10" draw:text-style-name="P3" draw:layer="layout" svg:x1="17.6cm" svg:y1="16.2cm" svg:x2="6.2cm" svg:y2="14.6cm">
          <text:p/>
        </draw:line>
        <draw:line draw:style-name="gr10" draw:text-style-name="P3" draw:layer="layout" svg:x1="5.4cm" svg:y1="13.2cm" svg:x2="4.4cm" svg:y2="11.6cm">
          <text:p/>
        </draw:line>
        <draw:line draw:style-name="gr10" draw:text-style-name="P3" draw:layer="layout" svg:x1="6.2cm" svg:y1="13.2cm" svg:x2="13.8cm" svg:y2="11.6cm">
          <text:p/>
        </draw:line>
        <draw:line draw:style-name="gr10" draw:text-style-name="P3" draw:layer="layout" svg:x1="13cm" svg:y1="13.2cm" svg:x2="15cm" svg:y2="11.6cm">
          <text:p/>
        </draw:line>
        <draw:line draw:style-name="gr10" draw:text-style-name="P3" draw:layer="layout" svg:x1="21.2cm" svg:y1="13.2cm" svg:x2="18.2cm" svg:y2="11.6cm">
          <text:p/>
        </draw:line>
        <draw:line draw:style-name="gr10" draw:text-style-name="P3" draw:layer="layout" svg:x1="16.8cm" svg:y1="10.2cm" svg:x2="21cm" svg:y2="8.6cm">
          <text:p/>
        </draw:line>
        <draw:line draw:style-name="gr10" draw:text-style-name="P3" draw:layer="layout" svg:x1="14.8cm" svg:y1="10.2cm" svg:x2="10.6cm" svg:y2="8.8cm">
          <text:p/>
        </draw:line>
        <draw:line draw:style-name="gr10" draw:text-style-name="P3" draw:layer="layout" svg:x1="10cm" svg:y1="7.4cm" svg:x2="6.2cm" svg:y2="5.6cm">
          <text:p/>
        </draw:line>
        <draw:line draw:style-name="gr10" draw:text-style-name="P3" draw:layer="layout" svg:x1="13cm" svg:y1="7.4cm" svg:x2="18.6cm" svg:y2="5.2cm">
          <text:p/>
        </draw:line>
        <draw:line draw:style-name="gr10" draw:text-style-name="P3" draw:layer="layout" svg:x1="12.4cm" svg:y1="7.4cm" svg:x2="12.4cm" svg:y2="2.4cm">
          <text:p/>
        </draw:line>
        <draw:line draw:style-name="gr10" draw:text-style-name="P3" draw:layer="layout" svg:x1="6.4cm" svg:y1="4.2cm" svg:x2="5.6cm" svg:y2="2.6cm">
          <text:p/>
        </draw:line>
        <draw:custom-shape draw:style-name="gr5" draw:text-style-name="P1" draw:layer="layout" svg:width="5.8cm" svg:height="1.4cm" svg:x="20.6cm" svg:y="1cm">
          <text:p text:style-name="P1">IntroLab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6cm" svg:y1="4.2cm" svg:x2="20.6cm" svg:y2="2.4cm">
          <text:p/>
        </draw:line>
        <draw:line draw:style-name="gr10" draw:text-style-name="P3" draw:layer="layout" svg:x1="24.2cm" svg:y1="7.2cm" svg:x2="24.2cm" svg:y2="2.4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2" draw:layer="layout" svg:width="6cm" svg:height="0.8cm" svg:x="8.4cm" svg:y="19.6cm">
          <text:p text:style-name="P2"><text:span text:style-name="T1">SpiNNUtil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0.8cm" svg:x="12.5cm" svg:y="18cm">
          <text:p text:style-name="P2"><text:span text:style-name="T1">SpiNNMachin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3.7cm" svg:y="18cm">
          <text:p text:style-name="P2"><text:span text:style-name="T1">SpiNNStorageHandl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0.8cm" svg:y="16.4cm">
          <text:p text:style-name="P2"><text:span text:style-name="T1">SpiNNMa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14.5cm" svg:y="16.4cm">
          <text:p text:style-name="P2"><text:span text:style-name="T1">PACMA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7.7cm" svg:y="16.4cm">
          <text:p text:style-name="P2"><text:span text:style-name="T1">DataSpecif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21.3cm" svg:y="16.4cm">
          <text:p text:style-name="P2"><text:span text:style-name="T1">spalloc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0.8cm" svg:y="14.8cm">
          <text:p text:style-name="P2"><text:span text:style-name="T1">spalloc_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" draw:id="id1" draw:layer="layout" svg:width="9cm" svg:height="0.8cm" svg:x="0.785cm" svg:y="13.189cm">
          <text:p text:style-name="P2"><text:span text:style-name="T1">SpiNNakerGraph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3" draw:id="id3" draw:layer="layout" svg:width="6cm" svg:height="0.8cm" svg:x="11.2cm" svg:y="13.2cm">
          <text:p text:style-name="P2"><text:span text:style-name="T1">sPyNNak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9cm" svg:height="0.8cm" svg:x="10cm" svg:y="14.8cm">
          <text:p text:style-name="P2"><text:span text:style-name="T1">SpiNNFrontEndComm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draw:layer="layout" svg:width="6cm" svg:height="0.8cm" svg:x="1.208cm" svg:y="11.6cm">
          <text:p text:style-name="P2"><text:span text:style-name="T1">sPyNNaker7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9.1cm" svg:y="11.6cm">
          <text:p text:style-name="P2"><text:span text:style-name="T1">sPyNNaker8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9cm" svg:height="0.8cm" svg:x="17.301cm" svg:y="6.9cm">
          <text:p text:style-name="P2"><text:span text:style-name="T1">sPyNNakerExtraModelsPlug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9cm" svg:height="0.8cm" svg:x="17.3cm" svg:y="9.3cm">
          <text:p text:style-name="P2"><text:span text:style-name="T1">sPyNNakerExternalDevices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4" draw:id="id4" draw:layer="layout" svg:width="9cm" svg:height="0.8cm" svg:x="17.3cm" svg:y="4.5cm">
          <text:p text:style-name="P2"><text:span text:style-name="T1">SpyNNakerNewModelTempl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2.4cm" svg:y="2.3cm">
          <text:p text:style-name="P2"><text:span text:style-name="T1">PyNN7Examp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10.1cm" svg:y="2.3cm">
          <text:p text:style-name="P2"><text:span text:style-name="T1">PyNN8Examp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6cm" svg:height="0.8cm" svg:x="2.377cm" svg:y="0.68cm">
          <text:p text:style-name="P2"><text:span text:style-name="T1">IntroLab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8cm" svg:y1="19.6cm" svg:x2="7.8cm" svg:y2="18.8cm">
          <text:p/>
        </draw:line>
        <draw:line draw:style-name="gr10" draw:text-style-name="P3" draw:layer="layout" svg:x1="12.8cm" svg:y1="19.6cm" svg:x2="14.6cm" svg:y2="18.8cm">
          <text:p/>
        </draw:line>
        <draw:line draw:style-name="gr10" draw:text-style-name="P3" draw:layer="layout" svg:x1="5.8cm" svg:y1="18cm" svg:x2="4.4cm" svg:y2="17.2cm">
          <text:p/>
        </draw:line>
        <draw:line draw:style-name="gr15" draw:text-style-name="P3" draw:layer="layout" svg:x1="7.6cm" svg:y1="18cm" svg:x2="9.4cm" svg:y2="17.2cm">
          <text:p/>
        </draw:line>
        <draw:line draw:style-name="gr10" draw:text-style-name="P3" draw:layer="layout" svg:x1="13.4cm" svg:y1="18cm" svg:x2="5.8cm" svg:y2="17.2cm">
          <text:p/>
        </draw:line>
        <draw:line draw:style-name="gr10" draw:text-style-name="P3" draw:layer="layout" svg:x1="16cm" svg:y1="18cm" svg:x2="16cm" svg:y2="17.2cm">
          <text:p/>
        </draw:line>
        <draw:line draw:style-name="gr10" draw:text-style-name="P3" draw:layer="layout" svg:x1="3.4cm" svg:y1="16.4cm" svg:x2="3.4cm" svg:y2="15.6cm">
          <text:p/>
        </draw:line>
        <draw:line draw:style-name="gr10" draw:text-style-name="P3" draw:layer="layout" svg:x1="6.2cm" svg:y1="16.4cm" svg:x2="10cm" svg:y2="15.6cm">
          <text:p/>
        </draw:line>
        <draw:line draw:style-name="gr10" draw:text-style-name="P3" draw:layer="layout" svg:x1="11.2cm" svg:y1="16.4cm" svg:x2="11.2cm" svg:y2="15.6cm">
          <text:p/>
        </draw:line>
        <draw:line draw:style-name="gr10" draw:text-style-name="P3" draw:layer="layout" svg:x1="16.2cm" svg:y1="16.4cm" svg:x2="16.2cm" svg:y2="15.6cm">
          <text:p/>
        </draw:line>
        <draw:line draw:style-name="gr10" draw:text-style-name="P3" draw:layer="layout" svg:x1="21.8cm" svg:y1="16.4cm" svg:x2="18.2cm" svg:y2="15.6cm">
          <text:p/>
        </draw:line>
        <draw:line draw:style-name="gr10" draw:text-style-name="P3" draw:layer="layout" svg:x1="13.2cm" svg:y1="14.8cm" svg:x2="13.2cm" svg:y2="14cm">
          <text:p/>
        </draw:line>
        <draw:line draw:style-name="gr10" draw:text-style-name="P3" draw:layer="layout" svg:x1="10.6cm" svg:y1="14.8cm" svg:x2="8.2cm" svg:y2="13.989cm">
          <text:p/>
        </draw:line>
        <draw:connector draw:style-name="gr16" draw:text-style-name="P1" draw:layer="layout" draw:line-skew="0.516cm" svg:x1="0.785cm" svg:y1="13.589cm" svg:x2="2.377cm" svg:y2="1.08cm" draw:start-shape="id1" draw:start-glue-point="3" draw:end-shape="id2" draw:end-glue-point="3" svg:d="M785 13589h11v-12509h1581" svg:viewBox="0 0 1593 12510">
          <text:p/>
        </draw:connector>
        <draw:line draw:style-name="gr17" draw:text-style-name="P3" draw:layer="layout" svg:x1="5.2cm" svg:y1="2.3cm" svg:x2="5.2cm" svg:y2="1.48cm">
          <text:p/>
        </draw:line>
        <draw:custom-shape draw:style-name="gr12" draw:text-style-name="P5" draw:layer="layout" svg:width="6cm" svg:height="0.8cm" svg:x="2.4cm" svg:y="4.9cm">
          <text:p text:style-name="P5"><text:span text:style-name="T2">SpyNNaker</text:span><text:span text:style-name="T1">7</text:span><text:span text:style-name="T2">NewModelTempl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cm" svg:height="0.8cm" svg:x="10.1cm" svg:y="4.1cm">
          <text:p text:style-name="P5"><text:span text:style-name="T2">SpyNNaker</text:span><text:span text:style-name="T1">8</text:span><text:span text:style-name="T2">NewModelTempl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2.4cm" svg:y="7.3cm">
          <text:p text:style-name="P2"><text:span text:style-name="T2">sPyNNaker</text:span><text:span text:style-name="T1">7</text:span><text:span text:style-name="T2">ExtraModelsPlu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10.1cm" svg:y="6.5cm">
          <text:p text:style-name="P2"><text:span text:style-name="T2">sPyNNaker</text:span><text:span text:style-name="T1">8</text:span><text:span text:style-name="T2">ExtraModelsPlu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2.4cm" svg:y="9.7cm">
          <text:p text:style-name="P2"><text:span text:style-name="T2">sPyNNaker</text:span><text:span text:style-name="T1">7</text:span><text:span text:style-name="T2">ExternalDevicesPlug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0.8cm" svg:x="10.1cm" svg:y="8.9cm">
          <text:p text:style-name="P2"><text:span text:style-name="T2">sPyNNaker</text:span><text:span text:style-name="T1">8</text:span><text:span text:style-name="T2">ExternalDevicesPlugi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.5cm" svg:y1="11.6cm" svg:x2="1.5cm" svg:y2="2.7cm">
          <text:p/>
        </draw:line>
        <draw:line draw:style-name="gr19" draw:text-style-name="P3" draw:layer="layout" svg:x1="1.5cm" svg:y1="2.7cm" svg:x2="2.4cm" svg:y2="2.7cm">
          <text:p/>
        </draw:line>
        <draw:line draw:style-name="gr19" draw:text-style-name="P3" draw:layer="layout" svg:x1="1.5cm" svg:y1="5.351cm" svg:x2="2.4cm" svg:y2="5.351cm">
          <text:p/>
        </draw:line>
        <draw:line draw:style-name="gr19" draw:text-style-name="P3" draw:layer="layout" svg:x1="1.5cm" svg:y1="10.102cm" svg:x2="2.4cm" svg:y2="10.102cm">
          <text:p/>
        </draw:line>
        <draw:line draw:style-name="gr20" draw:text-style-name="P3" draw:layer="layout" svg:x1="1.5cm" svg:y1="7.753cm" svg:x2="2.4cm" svg:y2="7.753cm">
          <text:p/>
        </draw:line>
        <draw:line draw:style-name="gr10" draw:text-style-name="P3" draw:layer="layout" svg:x1="11.6cm" svg:y1="13.2cm" svg:x2="6.8cm" svg:y2="12.4cm">
          <text:p/>
        </draw:line>
        <draw:line draw:style-name="gr10" draw:text-style-name="P3" draw:layer="layout" svg:x1="12.6cm" svg:y1="13.2cm" svg:x2="12.6cm" svg:y2="12.4cm">
          <text:p/>
        </draw:line>
        <draw:line draw:style-name="gr18" draw:text-style-name="P3" draw:layer="layout" svg:x1="9.15cm" svg:y1="11.6cm" svg:x2="9.15cm" svg:y2="2.751cm">
          <text:p/>
        </draw:line>
        <draw:line draw:style-name="gr19" draw:text-style-name="P3" draw:layer="layout" svg:x1="9.15cm" svg:y1="2.751cm" svg:x2="10.05cm" svg:y2="2.751cm">
          <text:p/>
        </draw:line>
        <draw:line draw:style-name="gr19" draw:text-style-name="P3" draw:layer="layout" svg:x1="9.2cm" svg:y1="4.5cm" svg:x2="10.1cm" svg:y2="4.5cm">
          <text:p/>
        </draw:line>
        <draw:line draw:style-name="gr19" draw:text-style-name="P3" draw:layer="layout" svg:x1="9.15cm" svg:y1="9.3cm" svg:x2="10.05cm" svg:y2="9.3cm">
          <text:p/>
        </draw:line>
        <draw:line draw:style-name="gr19" draw:text-style-name="P3" draw:layer="layout" svg:x1="9.2cm" svg:y1="6.9cm" svg:x2="10.1cm" svg:y2="6.9cm">
          <text:p/>
        </draw:line>
        <draw:connector draw:style-name="gr21" draw:text-style-name="P1" draw:layer="layout" draw:line-skew="0.499cm" svg:x1="17.2cm" svg:y1="13.6cm" svg:x2="26.3cm" svg:y2="4.9cm" draw:start-shape="id3" draw:start-glue-point="1" draw:end-shape="id4" draw:end-glue-point="1" svg:d="M17200 13600h10104v-8700h-1004" svg:viewBox="0 0 10105 8701">
          <text:p/>
        </draw:connector>
        <draw:line draw:style-name="gr10" draw:text-style-name="P3" draw:layer="layout" svg:x1="27.3cm" svg:y1="9.7cm" svg:x2="26.3cm" svg:y2="9.7cm">
          <text:p/>
        </draw:line>
        <draw:line draw:style-name="gr10" draw:text-style-name="P3" draw:layer="layout" svg:x1="27.3cm" svg:y1="7.7cm" svg:x2="26.3cm" svg:y2="7.7cm">
          <text:p/>
        </draw:line>
        <draw:line draw:style-name="gr10" draw:text-style-name="P3" draw:layer="layout" svg:x1="17.3cm" svg:y1="10.1cm" svg:x2="8.4cm" svg:y2="10.1cm">
          <text:p/>
        </draw:line>
        <draw:line draw:style-name="gr10" draw:text-style-name="P3" draw:layer="layout" svg:x1="17.3cm" svg:y1="9.3cm" svg:x2="16.1cm" svg:y2="9.3cm">
          <text:p/>
        </draw:line>
        <draw:line draw:style-name="gr10" draw:text-style-name="P3" draw:layer="layout" svg:x1="17.301cm" svg:y1="6.951cm" svg:x2="16.101cm" svg:y2="6.951cm">
          <text:p/>
        </draw:line>
        <draw:line draw:style-name="gr10" draw:text-style-name="P3" draw:layer="layout" svg:x1="17.409cm" svg:y1="7.724cm" svg:x2="8.4cm" svg:y2="7.724cm">
          <text:p/>
        </draw:line>
        <draw:line draw:style-name="gr10" draw:text-style-name="P3" draw:layer="layout" svg:x1="17.3cm" svg:y1="5.3cm" svg:x2="8.399cm" svg:y2="5.249cm">
          <text:p/>
        </draw:line>
        <draw:line draw:style-name="gr10" draw:text-style-name="P3" draw:layer="layout" svg:x1="2.416cm" svg:y1="9.727cm" svg:x2="0.9cm" svg:y2="9.727cm">
          <text:p/>
        </draw:line>
        <draw:line draw:style-name="gr10" draw:text-style-name="P3" draw:layer="layout" svg:x1="17.302cm" svg:y1="4.502cm" svg:x2="16.102cm" svg:y2="4.502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3:05:01.454073202</meta:creation-date>
    <dc:date>2017-04-24T12:20:56.305121646</dc:date>
    <meta:editing-duration>P3DT1H23M13S</meta:editing-duration>
    <meta:editing-cycles>12</meta:editing-cycles>
    <meta:generator>LibreOffice/4.4.7.2$Linux_X86_64 LibreOffice_project/40$Build-2</meta:generator>
    <meta:print-date>2017-04-21T11:30:16.416026436</meta:print-date>
    <meta:document-statistic meta:object-count="121"/>
  </office:meta>
</office:document-meta>
</file>